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otal Junctions</text:p>
          </table:table-cell>
          <table:table-cell office:value-type="string">
            <text:p>Occluding</text:p>
          </table:table-cell>
          <table:table-cell office:value-type="string">
            <text:p>Convex </text:p>
          </table:table-cell>
          <table:table-cell office:value-type="string">
            <text:p>Concave</text:p>
          </table:table-cell>
          <table:table-cell office:value-type="string">
            <text:p>Rest</text:p>
          </table:table-cell>
        </table:table-row>
        <table:table-row table:style-name="ro1">
          <table:table-cell/>
          <table:table-cell office:value-type="string">
            <text:p>T (green)</text:p>
          </table:table-cell>
          <table:table-cell table:formula="of:=48+21+4+2+9+1+1+1+10+1+1+1+6+3+28" office:value-type="float" office:value="137">
            <text:p>137</text:p>
          </table:table-cell>
          <table:table-cell table:formula="of:=48*2+1+2+2+10*2+2+28*2" office:value-type="float" office:value="179">
            <text:p>179</text:p>
          </table:table-cell>
          <table:table-cell table:formula="of:=21*2+4*2+9*2+6*2" office:value-type="float" office:value="80">
            <text:p>80</text:p>
          </table:table-cell>
          <table:table-cell table:formula="of:=2*2+2+3*2" office:value-type="float" office:value="12">
            <text:p>12</text:p>
          </table:table-cell>
          <table:table-cell table:formula="of:=48+21+4+2+9+2+1+1+10+1+1+6+3+28" office:value-type="float" office:value="137">
            <text:p>137</text:p>
          </table:table-cell>
        </table:table-row>
        <table:table-row table:style-name="ro1">
          <table:table-cell/>
          <table:table-cell office:value-type="string">
            <text:p>Y (blue)</text:p>
          </table:table-cell>
          <table:table-cell table:formula="of:=8+1+1+6+4+3+2+1+1+4+1+1+1+2+2+2+1+2+1+2+1+1+1+1+1+1+2+1+1+2+2+1+8" office:value-type="float" office:value="69">
            <text:p>69</text:p>
          </table:table-cell>
          <table:table-cell table:formula="of:=8*2+2+2+2+1+2*2+2*2+2+2+1+2+2*2+2+1+1+2+1+2+2*2+8*2" office:value-type="float" office:value="71">
            <text:p>71</text:p>
          </table:table-cell>
          <table:table-cell table:formula="of:=2+2+6*2+3*2+2+2" office:value-type="float" office:value="26">
            <text:p>26</text:p>
          </table:table-cell>
          <table:table-cell table:formula="of:=4*2+2+1+2*2+2" office:value-type="float" office:value="17">
            <text:p>17</text:p>
          </table:table-cell>
          <table:table-cell table:formula="of:=8+1+1+6+4+3+4+3+3+1+4+1+1+2+2*1+2+2*2+3+2*2+2+1+2+1+1+1+1+2+2+2*2+2+1+2+2+1+8" office:value-type="float" office:value="90">
            <text:p>90</text:p>
          </table:table-cell>
        </table:table-row>
        <table:table-row table:style-name="ro1">
          <table:table-cell/>
          <table:table-cell office:value-type="string">
            <text:p>X (purple)</text:p>
          </table:table-cell>
          <table:table-cell table:formula="of:=4+1+1+1+2+1+1+1+1+4" office:value-type="float" office:value="17">
            <text:p>17</text:p>
          </table:table-cell>
          <table:table-cell table:formula="of:=4*2+2+2+4*2" office:value-type="float" office:value="20">
            <text:p>20</text:p>
          </table:table-cell>
          <table:table-cell table:formula="of:=1*2+2*2+2" office:value-type="float" office:value="8">
            <text:p>8</text:p>
          </table:table-cell>
          <table:table-cell table:formula="of:=2+2+2" office:value-type="float" office:value="6">
            <text:p>6</text:p>
          </table:table-cell>
          <table:table-cell table:formula="of:=4*2+2+2+2+2*2+2+2+2+2+4*2"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W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shit </meta:initial-creator>
    <meta:creation-date>2014-01-10T12:00:22</meta:creation-date>
    <dc:date>2014-01-10T14:59:57</dc:date>
    <dc:creator>Nishit </dc:creator>
    <meta:editing-duration>PT13M34S</meta:editing-duration>
    <meta:editing-cycles>1</meta:editing-cycles>
    <meta:document-statistic meta:table-count="1" meta:cell-count="24" meta:object-count="0"/>
    <meta:generator>LibreOffice/4.0.2.2$Linux_X86_64 LibreOffice_project/400m0$Build-2</meta:generator>
  </office:meta>
</office:document-meta>
</file>